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nual CAT-Control</text:p>
      <text:p text:style-name="P1"/>
      <text:p text:style-name="P3">After power-on → LED test</text:p>
      <text:p text:style-name="P3"/>
      <text:p text:style-name="P3">After Startup → Beep → Error LED ON (Error code = 99)</text:p>
      <text:p text:style-name="P3">If you don't press the START Button within 3 minutes (confirm the startup), the CATControl switch to CAT-sensor mode and checks if an active cleaning cycle was interrupted by a power-down.</text:p>
      <text:p text:style-name="P3"/>
      <text:p text:style-name="P3">if NO goto :continue</text:p>
      <text:p text:style-name="P3">if YES and settings „Tasklist after power-on if water is in the bowl“ is zero, goto :continue</text:p>
      <text:p text:style-name="P3">if YES and cleaning cycle was interruped during scooping -&gt; start cycle with tasklist assigend to CAT-sensor mode</text:p>
      <text:p text:style-name="P3">if YES and cleaning cycle was interruped during washing or drying -&gt; start cycle with tasklist entered in settings -&gt; „Tasklist after power-on if water is in the bowl“</text:p>
      <text:p text:style-name="P3"/>
      <text:p text:style-name="P3">:continue</text:p>
      <text:p text:style-name="P3"/>
      <text:p text:style-name="P3"/>
      <text:p text:style-name="P5">I. Modes</text:p>
      <text:p text:style-name="P2"/>
      <text:p text:style-name="P2"><text:span text:style-name="T2">Standard Mode </text:span><text:span text:style-name="T1">(CARTRIGE-LED = off, CHILD-LOCK-LED = off)</text:span></text:p>
      <text:p text:style-name="P1">AUTO Click → switch to program (1,2,3,4,CAT)</text:p>
      <text:p text:style-name="P1">START Click → Start / Stop cleaning precess</text:p>
      <text:p text:style-name="P1"/>
      <text:p text:style-name="P2"><text:span text:style-name="T2">Service Mode</text:span> <text:span text:style-name="T1">(CARTRIDGE-LED = BLINKING)</text:span></text:p>
      <text:p text:style-name="P1">(from standard mode)</text:p>
      <text:p text:style-name="P1">AUTO Longpress + START DoubleClick → Enter service mode (stop cleaning program if running)</text:p>
      <text:p text:style-name="P1">AUTO Click → Select output</text:p>
      <text:p text:style-name="P1">1 = Drain pump</text:p>
      <text:p text:style-name="P1">2 = Bowl</text:p>
      <text:p text:style-name="P1">3 = Scopper</text:p>
      <text:p text:style-name="P1">4 = Dryer</text:p>
      <text:p text:style-name="P1">4 + 1 = Water</text:p>
      <text:p text:style-name="P1">4 + 2 = Dosage pump</text:p>
      <text:p text:style-name="P1">START Click → switch selected output (1, off, 2)</text:p>
      <text:p text:style-name="P1">AUTO Longpress → Exit service mode → reset all outputs</text:p>
      <text:p text:style-name="P1">START Longpress → Run into watchdog → all LED's ON → restart after 1 minute </text:p>
      <text:p text:style-name="P1"/>
      <text:p text:style-name="P2"><text:span text:style-name="T2">Child Lock</text:span> <text:span text:style-name="T1">(CHILD-LOCK LED = ON)</text:span></text:p>
      <text:p text:style-name="P1">(from standard mode)</text:p>
      <text:p text:style-name="P1">AUTO + START Longpress → Childlock on</text:p>
      <text:p text:style-name="P1">AUTO + START Longpress → Childlock off</text:p>
      <text:p text:style-name="P1"/>
      <text:p text:style-name="P2"><text:span text:style-name="T2">Lock CATGenie</text:span> (<text:span text:style-name="T1">CARTRIGE-LED = on)</text:span></text:p>
      <text:p text:style-name="P3">(from standard mode)</text:p>
      <text:p text:style-name="P3">START Double-Click to enable</text:p>
      <text:p text:style-name="P3">START Double-Click to disable</text:p>
      <text:p text:style-name="P3">If CATGenie is more than 1 hour locked, it will unlock automtically.</text:p>
      <text:p text:style-name="P3"/>
      <text:p text:style-name="P3"/>
      <text:p text:style-name="P5"><text:soft-page-break/>II. Error Display (ERROR LED = ON)</text:p>
      <text:p text:style-name="P3">Error codes (1-7) are shown on the panel in binary form (LED1-LED4)</text:p>
      <text:p text:style-name="P3">e.g. Error 1 = LED1, Error 7 = LED4+LED3</text:p>
      <text:p text:style-name="P3"/>
      <text:p text:style-name="P3">Error Codes:</text:p>
      <text:p text:style-name="P3">1<text:tab/>Water sensor needs cleaning</text:p>
      <text:p text:style-name="P3">2<text:tab/>Water in Bowl on start cleaning</text:p>
      <text:p text:style-name="P3">3<text:tab/>Water discharge problem</text:p>
      <text:p text:style-name="P3">4<text:tab/>Dryerfuse broken</text:p>
      <text:p text:style-name="P3">5<text:tab/>Tasklist not 1-3</text:p>
      <text:p text:style-name="P3">6<text:tab/>EEProm tasklist error</text:p>
      <text:p text:style-name="P3">9<text:tab/>Unknown error „doCATGenie()“</text:p>
      <text:p text:style-name="P3">10<text:tab/>Unknown error „myCATGenie.startCleaning(tasklist)“</text:p>
      <text:p text:style-name="P3">11<text:tab/>Error manually set by browser</text:p>
      <text:p text:style-name="P3">12<text:tab/>Error manually set by MQTT</text:p>
      <text:p text:style-name="P3">99<text:tab/>Power up</text:p>
      <text:p text:style-name="P3"/>
      <text:p text:style-name="P3">A clean watersensor should display an analog value between 50 and 100.</text:p>
      <text:p text:style-name="P3"/>
      <text:p text:style-name="P3"/>
      <text:p text:style-name="P5">III. Erease Configuration parameter, tasklists and WEB-Page</text:p>
      <text:p text:style-name="P3">Press AUTO and START button during LED-Test</text:p>
      <text:p text:style-name="P3">-&gt; Errror LED goes ON</text:p>
      <text:p text:style-name="P3">-&gt; After EEProm ereased (about 10s) Error LED will flush</text:p>
      <text:p text:style-name="P3">Power on/off or wait 60s for watchdog to restart the program with its default values.</text:p>
      <text:p text:style-name="P3"/>
      <text:p text:style-name="P6">IV. Tasklist</text:p>
      <text:p text:style-name="P3">* Each tasklist must be a plain ASCII text file</text:p>
      <text:p text:style-name="P3"/>
      <text:p text:style-name="P3">* The first two lines must be</text:p>
      <text:p text:style-name="P2">&lt;CATGenie&gt;</text:p>
      <text:p text:style-name="P2">tasklist start 1</text:p>
      <text:p text:style-name="P3"/>
      <text:p text:style-name="P3">* the last line must be</text:p>
      <text:p text:style-name="P2">tasklist end</text:p>
      <text:p text:style-name="P2"/>
      <text:p text:style-name="P3">* Descriptions have to start with „<text:span text:style-name="T3">//“ (No discriptions allowed after a command !!!!)</text:span></text:p>
      <text:p text:style-name="P2"><text:span text:style-name="T4">// </text:span><text:span text:style-name="T5">Comment</text:span></text:p>
      <text:p text:style-name="Standard"/>
      <text:p text:style-name="Standard">Max. 390 command lines are allowed per tasklist</text:p>
      <text:p text:style-name="Standard">Max. 5 tasklists are allowed</text:p>
      <text:p text:style-name="Standard"/>
      <text:p text:style-name="Standard"/>
      <text:p text:style-name="Standard">Possible commands</text:p>
      <text:p text:style-name="Standard">------------------------</text:p>
      <text:p text:style-name="Standard">wait 0.6 (seconds)</text:p>
      <text:p text:style-name="Standard"/>
      <text:p text:style-name="Standard">bowl ccw</text:p>
      <text:p text:style-name="Standard">bowl cw</text:p>
      <text:p text:style-name="Standard">bowl stop</text:p>
      <text:p text:style-name="Standard"/>
      <text:p text:style-name="Standard"><text:soft-page-break/>scopper up</text:p>
      <text:p text:style-name="Standard">scopper stop</text:p>
      <text:p text:style-name="Standard">scopper down</text:p>
      <text:p text:style-name="Standard"/>
      <text:p text:style-name="Standard">drainpump on</text:p>
      <text:p text:style-name="Standard">drainpump stop</text:p>
      <text:p text:style-name="Standard"/>
      <text:p text:style-name="Standard">dospump on</text:p>
      <text:p text:style-name="Standard">dospump stop</text:p>
      <text:p text:style-name="Standard"/>
      <text:p text:style-name="Standard">water on</text:p>
      <text:p text:style-name="Standard">water is on</text:p>
      <text:p text:style-name="Standard">water waitin 70 (seconds)</text:p>
      <text:p text:style-name="Standard">water stop</text:p>
      <text:p text:style-name="Standard">water waitout 1 (seconds)</text:p>
      <text:p text:style-name="Standard"/>
      <text:p text:style-name="Standard">dryer on</text:p>
      <text:p text:style-name="Standard">dryer stop</text:p>
      <text:p text:style-name="Standard"/>
      <text:p text:style-name="P6"/>
      <text:p text:style-name="P6">V. What should be improved</text:p>
      <text:list xml:id="list4004589653350838313" text:style-name="L1">
        <text:list-item>
          <text:p text:style-name="P8">validate tasklist file before download (java downloader)</text:p>
        </text:list-item>
        <text:list-item>
          <text:p text:style-name="P8">check max. web-page size before download (java downloade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9T17:20:31.63</meta:creation-date>
    <dc:date>2018-04-30T11:47:57.64</dc:date>
    <meta:editing-duration>PT4H44M7S</meta:editing-duration>
    <meta:editing-cycles>45</meta:editing-cycles>
    <meta:generator>OpenOffice/4.1.4$Win32 OpenOffice.org_project/414m5$Build-9788</meta:generator>
    <meta:print-date>2018-04-30T11:46:25.82</meta:print-date>
    <meta:document-statistic meta:table-count="0" meta:image-count="0" meta:object-count="0" meta:page-count="3" meta:paragraph-count="90" meta:word-count="543" meta:character-count="3080"/>
  </office:meta>
</office:document-meta>
</file>